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66ff" draw:textarea-horizontal-align="justify" draw:textarea-vertical-align="middle" draw:auto-grow-height="false" fo:min-height="10.75cm" fo:min-width="18.7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9.75cm" fo:min-width="17.8cm"/>
    </style:style>
    <style:style style:name="gr3" style:family="graphic" style:parent-style-name="standard">
      <style:graphic-properties draw:stroke="none" svg:stroke-color="#000000" draw:fill="none" draw:fill-color="#ffffff" fo:min-height="0.475cm"/>
    </style:style>
    <style:style style:name="gr4" style:family="graphic" style:parent-style-name="standard">
      <style:graphic-properties draw:stroke="none" svg:stroke-color="#000000" draw:fill="none" draw:fill-color="#ffffff" fo:min-height="0.40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3cm"/>
    </style:style>
    <style:style style:name="gr6" style:family="graphic" style:parent-style-name="standard">
      <style:graphic-properties svg:stroke-color="#000000" draw:fill-color="#666666" draw:textarea-horizontal-align="justify" draw:textarea-vertical-align="middle" draw:auto-grow-height="false" fo:min-height="0.952cm" fo:min-width="2.046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95cm" fo:min-width="3.1cm"/>
    </style:style>
    <style:style style:name="gr8" style:family="graphic" style:parent-style-name="standard">
      <style:graphic-properties svg:stroke-color="#000000" draw:fill-color="#666666" draw:textarea-horizontal-align="justify" draw:textarea-vertical-align="middle" draw:auto-grow-height="false" fo:min-height="0.15cm" fo:min-width="3.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svg:stroke-color="#000000" draw:fill-color="#ccff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1.05cm" fo:min-width="1cm"/>
    </style:style>
    <style:style style:name="gr12" style:family="graphic" style:parent-style-name="standard">
      <style:graphic-properties svg:stroke-color="#000000" draw:fill-color="#00ccff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svg:stroke-color="#000000" draw:fill-color="#ff3333" draw:textarea-horizontal-align="justify" draw:textarea-vertical-align="middle" draw:auto-grow-height="false" fo:min-height="0.25cm" fo:min-width="0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cm"/>
    </style:style>
    <style:style style:name="gr15" style:family="graphic" style:parent-style-name="standard">
      <style:graphic-properties draw:stroke="none" svg:stroke-color="#000000" draw:fill="none" draw:fill-color="#ffffff" fo:min-height="0.346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1.65cm" fo:min-width="4.1cm"/>
    </style:style>
    <style:style style:name="P1" style:family="paragraph">
      <loext:graphic-properties draw:fill-color="#6666ff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666666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ccff00"/>
      <style:paragraph-properties fo:text-align="center"/>
      <style:text-properties fo:font-size="12pt" style:font-size-asian="18pt" style:font-size-complex="18pt"/>
    </style:style>
    <style:style style:name="P9" style:family="paragraph">
      <style:text-properties fo:font-size="10.5pt" style:font-size-asian="18pt" style:font-size-complex="18pt"/>
    </style:style>
    <style:style style:name="P10" style:family="paragraph">
      <loext:graphic-properties draw:fill="none" draw:fill-color="#ffffff"/>
      <style:text-properties fo:font-size="10.5pt" style:font-size-asian="18pt" style:font-size-complex="18pt"/>
    </style:style>
    <style:style style:name="P11" style:family="paragraph">
      <loext:graphic-properties draw:fill-color="#00ccff"/>
      <style:paragraph-properties fo:text-align="center"/>
      <style:text-properties fo:font-size="12pt" style:font-size-asian="18pt" style:font-size-complex="18pt"/>
    </style:style>
    <style:style style:name="P12" style:family="paragraph">
      <loext:graphic-properties draw:fill-color="#ff3333"/>
      <style:paragraph-properties fo:text-align="center"/>
      <style:text-properties fo:font-size="12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14" style:family="paragraph">
      <style:text-properties fo:font-size="14pt" style:font-size-asian="18pt" style:font-size-complex="18pt"/>
    </style:style>
    <style:style style:name="P15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font-name="Liberation Sans Narrow2" fo:font-size="10pt" style:font-name-asian="Liberation Sans Narrow2" style:font-size-asian="18pt" style:font-name-complex="Liberation Sans Narrow2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0.5pt" style:font-size-asian="18pt" style:font-size-complex="18pt"/>
    </style:style>
    <style:style style:name="T5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.2cm" svg:height="1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3cm" svg:height="10cm" svg:x="1.5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cm" svg:height="0.725cm" svg:x="2.6cm" svg:y="1.9cm">
          <draw:text-box>
            <text:p><text:span text:style-name="T1">Selecione os assentos desejados</text:span></text:p>
          </draw:text-box>
        </draw:frame>
        <draw:frame draw:style-name="gr4" draw:text-style-name="P4" draw:layer="layout" svg:width="2cm" svg:height="0.657cm" svg:x="1.5cm" svg:y="0.9cm">
          <draw:text-box>
            <text:p><text:span text:style-name="T2">←</text:span><text:span text:style-name="T3"> </text:span><text:span text:style-name="T3">Voltar</text:span></text:p>
          </draw:text-box>
        </draw:frame>
        <draw:custom-shape draw:style-name="gr5" draw:text-style-name="P5" draw:layer="layout" svg:width="3.5cm" svg:height="0.6cm" svg:x="8.9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cm" svg:height="0.725cm" svg:x="9.5cm" svg:y="10.401cm">
          <draw:text-box>
            <text:p><text:span text:style-name="T1">Confirmar</text:span></text:p>
          </draw:text-box>
        </draw:frame>
        <draw:custom-shape draw:style-name="gr6" draw:text-style-name="P6" draw:layer="layout" svg:width="3.6cm" svg:height="1.7cm" svg:x="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6cm" svg:height="6.2cm" svg:x="4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6cm" svg:height="0.4cm" svg:x="4cm" svg:y="9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4.2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4.9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6.8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6.1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4.2cm" svg:y="4.4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4.9cm" svg:y="5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6.8cm" svg:y="5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6.1cm" svg:y="5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4.2cm" svg:y="5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4.9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6.8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6.1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4.2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4.9cm" svg:y="6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6.8cm" svg:y="6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6.1cm" svg:y="6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4.2cm" svg:y="6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4.9cm" svg:y="7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6.8cm" svg:y="7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6.1cm" svg:y="7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4.2cm" svg:y="7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4.9cm" svg:y="8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4.9cm" svg:y="9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4.2cm" svg:y="9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3cm" svg:x="6.1cm" svg:y="8.4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2cm" svg:height="0.725cm" svg:x="5.9cm" svg:y="8.702cm">
          <draw:text-box>
            <text:p text:style-name="P9"><text:span text:style-name="T4">Banheiro</text:span></text:p>
          </draw:text-box>
        </draw:frame>
        <draw:custom-shape draw:style-name="gr10" draw:text-style-name="P8" draw:layer="layout" svg:width="0.5cm" svg:height="0.5cm" svg:x="4.9cm" svg:y="4.4cm">
          <text:p text:style-name="P7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6.1cm" svg:y="4.4cm">
          <text:p text:style-name="P7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6.8cm" svg:y="4.4cm">
          <text:p text:style-name="P7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4.2cm" svg:y="5.2cm">
          <text:p text:style-name="P7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4.9cm" svg:y="5.2cm">
          <text:p text:style-name="P7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6.1cm" svg:y="5.2cm">
          <text:p text:style-name="P7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6.8cm" svg:y="5.2cm">
          <text:p text:style-name="P7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6.8cm" svg:y="6cm">
          <text:p text:style-name="P7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5cm" svg:height="0.5cm" svg:x="6.8cm" svg:y="6.8cm">
          <text:p text:style-name="P7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6.8cm" svg:y="7.6cm">
          <text:p text:style-name="P7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5cm" svg:height="0.5cm" svg:x="6.1cm" svg:y="6cm">
          <text:p text:style-name="P7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5cm" svg:height="0.5cm" svg:x="6.1cm" svg:y="6.8cm">
          <text:p text:style-name="P7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5cm" svg:height="0.5cm" svg:x="6.1cm" svg:y="7.6cm">
          <text:p text:style-name="P7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5cm" svg:height="0.5cm" svg:x="4.9cm" svg:y="6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4.2cm" svg:y="6cm">
          <text:p text:style-name="P7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4.9cm" svg:y="6.8cm">
          <text:p text:style-name="P7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5cm" svg:height="0.5cm" svg:x="4.9cm" svg:y="7.6cm">
          <text:p text:style-name="P7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5cm" svg:height="0.5cm" svg:x="4.9cm" svg:y="8.4cm">
          <text:p text:style-name="P7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4.9cm" svg:y="9.1cm">
          <text:p text:style-name="P7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4.2cm" svg:y="6.8cm">
          <text:p text:style-name="P7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4.2cm" svg:y="7.6cm">
          <text:p text:style-name="P7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4.2cm" svg:y="8.4cm">
          <text:p text:style-name="P7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4.2cm" svg:y="9.1cm">
          <text:p text:style-name="P7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4.9cm" svg:y="6cm">
          <text:p text:style-name="P7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9cm" svg:y="4.4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5cm" svg:height="0.5cm" svg:x="9cm" svg:y="5.4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5cm" svg:height="0.5cm" svg:x="9cm" svg:y="6.5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cm" svg:height="0.725cm" svg:x="9.5cm" svg:y="4.302cm">
          <draw:text-box>
            <text:p><text:span text:style-name="T1">Disponível</text:span></text:p>
          </draw:text-box>
        </draw:frame>
        <draw:frame draw:style-name="gr3" draw:text-style-name="P3" draw:layer="layout" svg:width="2.5cm" svg:height="0.725cm" svg:x="9.5cm" svg:y="5.303cm">
          <draw:text-box>
            <text:p><text:span text:style-name="T1">Ocupado</text:span></text:p>
          </draw:text-box>
        </draw:frame>
        <draw:frame draw:style-name="gr15" draw:text-style-name="P3" draw:layer="layout" svg:width="2.9cm" svg:height="0.725cm" svg:x="9.5cm" svg:y="6.404cm">
          <draw:text-box>
            <text:p><text:span text:style-name="T1">Selecionado</text:span></text:p>
          </draw:text-box>
        </draw:frame>
        <draw:frame draw:style-name="gr3" draw:text-style-name="P3" draw:layer="layout" svg:width="2.7cm" svg:height="0.725cm" svg:x="15.5cm" svg:y="1.901cm">
          <draw:text-box>
            <text:p><text:span text:style-name="T1">Valor total:</text:span></text:p>
          </draw:text-box>
        </draw:frame>
        <draw:custom-shape draw:style-name="gr16" draw:text-style-name="P7" draw:layer="layout" svg:width="4.6cm" svg:height="1.9cm" svg:x="14.4cm" svg:y="2.7cm">
          <text:p/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7cm" svg:height="0.802cm" svg:x="15.3cm" svg:y="3.202cm">
          <draw:text-box>
            <text:p text:style-name="P14"><text:span text:style-name="T5">R$ </text:span><text:span text:style-name="T5">80,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906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2T16:37:31.176240078</meta:creation-date>
    <meta:generator>LibreOffice/5.1.6.2$Linux_X86_64 LibreOffice_project/10m0$Build-2</meta:generator>
    <dc:date>2021-10-12T18:36:25.167696251</dc:date>
    <meta:editing-duration>PT30M29S</meta:editing-duration>
    <meta:editing-cycles>2</meta:editing-cycles>
    <meta:document-statistic meta:object-count="69"/>
  </office:meta>
</office:document-meta>
</file>